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chitektura knihovny dppopt</text:h>
      <text:p text:style-name="Standard">V tomto dokumentu bychom chtěli prezentovat architekturu a design knihovny dppopt a zdůvodnit některá rozhodnutí učiněná během této fáze vývoje.</text:p>
      <text:p text:style-name="Standard"/>
      <text:p text:style-name="Standard">Cílem knihovny dppopt je pohodlně definovat a zpracovávat argumenty programu zadané na příkazové řádce. Běh úlohy tohoto typu je možno rozdělit na tři fáze:</text:p>
      <text:list xml:id="list42203508" text:style-name="L1">
        <text:list-item>
          <text:p text:style-name="P1">definice voleb</text:p>
        </text:list-item>
        <text:list-item>
          <text:p text:style-name="P1">parsování seznamu argumentů</text:p>
        </text:list-item>
        <text:list-item>
          <text:p text:style-name="P1">dotazování se na přítomnost či hodnoty voleb</text:p>
        </text:list-item>
      </text:list>
      <text:p text:style-name="Standard">Hlavní práce knihovny leží především na druhé fázi. První a třetí fázi má na starosti klient, tj. program využívající knihovnu. Nicméně knihovna musí nabízí prostředky pro všechny tři fáze.</text:p>
      <text:h text:style-name="Heading_20_2" text:outline-level="2">Důležité otázky</text:h>
      <text:p text:style-name="Standard">Významné otázky, které jsme museli vyřešit, spočívaly ve způsobu definice voleb a v předání získaných informací o volebách resp. jejich parametrech zpět klientovi. Pro získání přehledu bylo nutné prozkoumat mnoho existujících knihoven, které řeší stejnou úlohu. Omezili jsme se na knihovny dostupné v jazycích Java, C#, C++ a Python. Z průzkumu vyplynuly následující pozorování.</text:p>
      <text:p text:style-name="Standard"/>
      <text:p text:style-name="Standard">Mezi hlavní způsoby, jak definovat volby, patří:</text:p>
      <text:list xml:id="list42639415" text:continue-numbering="true" text:style-name="L1">
        <text:list-item>
          <text:p text:style-name="P1">instance třídy volba</text:p>
          <text:list>
            <text:list-item>
              <text:p text:style-name="P1">imperativní použití konstruktoru a properties</text:p>
            </text:list-item>
            <text:list-item>
              <text:p text:style-name="P1">imperativní použití návrhového vzoru Builder</text:p>
            </text:list-item>
          </text:list>
        </text:list-item>
        <text:list-item>
          <text:p text:style-name="P1">deklarativní konfigurační texty resp. datová struktura</text:p>
        </text:list-item>
        <text:list-item>
          <text:p text:style-name="P1">vlastní třída s deklarativními anotacemi u fieldů či metod</text:p>
        </text:list-item>
      </text:list>
      <text:p text:style-name="Standard"/>
      <text:p text:style-name="Standard">Několik hlavních způsobů, jak ukládat hodnoty voleb resp. jejich parametrů, jest:</text:p>
      <text:list xml:id="list42646553" text:continue-numbering="true" text:style-name="L1">
        <text:list-item>
          <text:p text:style-name="P1">předat odkaz na existující místo, kam bude uložena hodnota</text:p>
          <text:list>
            <text:list-item>
              <text:p text:style-name="P1">předat odkaz na proměnnou, kam bude uložena přímo hodnota</text:p>
            </text:list-item>
            <text:list-item>
              <text:p text:style-name="P1">předat referenci na objekt obalující hodnotu</text:p>
            </text:list-item>
          </text:list>
        </text:list-item>
        <text:list-item>
          <text:p text:style-name="P1">vytvořit třídu a v ní definovat atributy s anotacemi</text:p>
        </text:list-item>
        <text:list-item>
          <text:p text:style-name="P1">pojmenovat hodnoty a ukládat je do mapy: string → hodnota</text:p>
        </text:list-item>
        <text:list-item>
          <text:p text:style-name="P1">při výskytu volby provést libovolnou definovanou akci jako callback</text:p>
        </text:list-item>
      </text:list>
      <text:h text:style-name="Heading_20_2" text:outline-level="2">Definice voleb</text:h>
      <text:h text:style-name="Heading_20_2" text:outline-level="2">Ukládání hodnot</text:h>
      <text:h text:style-name="Heading_20_2" text:outline-level="2">Výsledná architektura knihovny</text:h>
      <text:h text:style-name="Heading_20_2" text:outline-level="2">Ošetřování chyb</text:h>
      <text:p text:style-name="Standard"/>
      <text:p text:style-name="Standard">Chyby, které bere knihovna dppopt v úvahu je možno rozdělit na chyby programátora klientského programu a chyby uživatele. Programátor se může dopustit chyby např. nesprávnou definicí voleb. Mnoho programátorských chyb může odhalit přímo kompilátor díky použití silného typování. Zbytek chyb dostane programátor ve formě výjimky při definici voleb, použití parseru či případně při dotazování se na hodnoty voleb. Uživatelské chyby rovněž způsobí okomentované výjimky. <text:soft-page-break/>Zpracování výjimek, které vyhodí knihovna, je v režii programátora klientského programu.</text:p>
      <text:p text:style-name="Standard"/>
      <text:h text:style-name="Heading_20_2" text:outline-level="2">Brainstrorming</text:h>
      <text:list xml:id="list42627819" text:continue-numbering="true" text:style-name="L1">
        <text:list-item>
          <text:p text:style-name="P1">proč jsme zvolili C# a .NET</text:p>
          <text:list>
            <text:list-item>
              <text:p text:style-name="P1">pokročilé vlastnosti jazyka</text:p>
            </text:list-item>
            <text:list-item>
              <text:p text:style-name="P1">dobré zázemí standardní knihovny</text:p>
            </text:list-item>
            <text:list-item>
              <text:p text:style-name="P1">garbare collector</text:p>
            </text:list-item>
          </text:list>
        </text:list-item>
        <text:list-item>
          <text:p text:style-name="P1">způsoby, jak ukládat hodnoty voleb resp. jejich parametrů</text:p>
          <text:list>
            <text:list-item>
              <text:p text:style-name="P1">odkaz na proměnnou</text:p>
            </text:list-item>
            <text:list-item>
              <text:p text:style-name="P1">reference na objekt obalující hodnotu</text:p>
            </text:list-item>
            <text:list-item>
              <text:p text:style-name="P1">třída a v ní fieldy s anotacemi</text:p>
            </text:list-item>
            <text:list-item>
              <text:p text:style-name="P1">mapa: string → hodnota</text:p>
              <text:list>
                <text:list-item>
                  <text:p text:style-name="P1">ztráta typové informace</text:p>
                </text:list-item>
                <text:list-item>
                  <text:p text:style-name="P1">neustálá nutnost přetypování</text:p>
                </text:list-item>
              </text:list>
            </text:list-item>
          </text:list>
        </text:list-item>
        <text:list-item>
          <text:p text:style-name="P1">způsoby, jak definovat volby</text:p>
          <text:list>
            <text:list-item>
              <text:p text:style-name="P1">instance třídy</text:p>
            </text:list-item>
            <text:list-item>
              <text:p text:style-name="P1">konfigurační texty</text:p>
            </text:list-item>
            <text:list-item>
              <text:p text:style-name="P1">konfigurační datová struktura</text:p>
            </text:list-item>
            <text:list-item>
              <text:p text:style-name="P1">anotace u fieldů či metod</text:p>
            </text:list-item>
          </text:list>
        </text:list-item>
        <text:list-item>
          <text:p text:style-name="P1">použití generik</text:p>
        </text:list-item>
        <text:list-item>
          <text:p text:style-name="P1">kde není úplně košer typová bezpečnost – mapa argument parserů</text:p>
        </text:list-item>
        <text:list-item>
          <text:p text:style-name="P1">filtry pro hodnoty</text:p>
        </text:list-item>
        <text:list-item>
          <text:p text:style-name="P1">parsery pro argumenty</text:p>
          <text:list>
            <text:list-item>
              <text:p text:style-name="P1">registr</text:p>
            </text:list-item>
          </text:list>
        </text:list-item>
        <text:list-item>
          <text:p text:style-name="P1">akce</text:p>
        </text:list-item>
        <text:list-item>
          <text:p text:style-name="P1">callbacky</text:p>
        </text:list-item>
        <text:list-item>
          <text:p text:style-name="P1">formátovač nápovědy</text:p>
        </text:list-item>
        <text:list-item>
          <text:p text:style-name="P1">defaultní volby</text:p>
        </text:list-item>
        <text:list-item>
          <text:p text:style-name="P1">definice volby</text:p>
          <text:list>
            <text:list-item>
              <text:p text:style-name="P1">počet parametrů – 0, 1 vs. více</text:p>
              <text:list>
                <text:list-item>
                  <text:p text:style-name="P1">dopředná kompatibilita</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ohumír Zámečník</meta:initial-creator>
    <meta:creation-date>2010-05-10T21:44:19.80</meta:creation-date>
    <dc:date>2010-05-10T22:52:18.13</dc:date>
    <dc:creator>Bohumír Zámečník</dc:creator>
    <meta:editing-duration>PT01H07M54S</meta:editing-duration>
    <meta:editing-cycles>12</meta:editing-cycles>
    <meta:generator>OpenOffice.org/3.0$Win32 OpenOffice.org_project/300m15$Build-9379</meta:generator>
    <meta:document-statistic meta:table-count="0" meta:image-count="0" meta:object-count="0" meta:page-count="2" meta:paragraph-count="56" meta:word-count="469" meta:character-count="3035"/>
    <meta:user-defined meta:name="Informace 1"/>
    <meta:user-defined meta:name="Informace 2"/>
    <meta:user-defined meta:name="Informace 3"/>
    <meta:user-defined meta:name="Informace 4"/>
  </office:meta>
</office:document-meta>
</file>